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1.443cm"/>
    </style:style>
    <style:style style:name="co15" style:family="table-column">
      <style:table-column-properties fo:break-before="auto" style:column-width="0.734cm"/>
    </style:style>
    <style:style style:name="co16" style:family="table-column">
      <style:table-column-properties fo:break-before="auto" style:column-width="1.66cm"/>
    </style:style>
    <style:style style:name="co17" style:family="table-column">
      <style:table-column-properties fo:break-before="auto" style:column-width="1.715cm"/>
    </style:style>
    <style:style style:name="co18" style:family="table-column">
      <style:table-column-properties fo:break-before="auto" style:column-width="2.069cm"/>
    </style:style>
    <style:style style:name="co19" style:family="table-column">
      <style:table-column-properties fo:break-before="auto" style:column-width="2.096cm"/>
    </style:style>
    <style:style style:name="co20" style:family="table-column">
      <style:table-column-properties fo:break-before="auto" style:column-width="2.15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2.531cm"/>
    </style:style>
    <style:style style:name="co23" style:family="table-column">
      <style:table-column-properties fo:break-before="auto" style:column-width="0.353cm"/>
    </style:style>
    <style:style style:name="co24" style:family="table-column">
      <style:table-column-properties fo:break-before="auto" style:column-width="2.057cm"/>
    </style:style>
    <style:style style:name="co25" style:family="table-column">
      <style:table-column-properties fo:break-before="auto" style:column-width="1.224cm"/>
    </style:style>
    <style:style style:name="co26" style:family="table-column">
      <style:table-column-properties fo:break-before="auto" style:column-width="1.236cm"/>
    </style:style>
    <style:style style:name="co27" style:family="table-column">
      <style:table-column-properties fo:break-before="auto" style:column-width="1.36cm"/>
    </style:style>
    <style:style style:name="co28" style:family="table-column">
      <style:table-column-properties fo:break-before="auto" style:column-width="1.584cm"/>
    </style:style>
    <style:style style:name="co29" style:family="table-column">
      <style:table-column-properties fo:break-before="auto" style:column-width="0.99cm"/>
    </style:style>
    <style:style style:name="co30" style:family="table-column">
      <style:table-column-properties fo:break-before="auto" style:column-width="1.732cm"/>
    </style:style>
    <style:style style:name="co31" style:family="table-column">
      <style:table-column-properties fo:break-before="auto" style:column-width="1.935cm"/>
    </style:style>
    <style:style style:name="co32" style:family="table-column">
      <style:table-column-properties fo:break-before="auto" style:column-width="1.117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color="#15156c"/>
    </style:style>
    <style:style style:name="ce26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f5c9c9"/>
    </style:style>
    <style:style style:name="ce35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39" style:family="table-cell" style:parent-style-name="Default" style:data-style-name="N100">
      <style:text-properties fo:font-weight="normal" style:font-weight-asian="normal" style:font-weight-complex="normal"/>
    </style:style>
    <style:style style:name="ce40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able-cell-properties fo:background-color="#bfebe9"/>
    </style:style>
    <style:style style:name="ce48" style:family="table-cell" style:parent-style-name="Default">
      <style:table-cell-properties fo:background-color="#e8e8e8"/>
    </style:style>
    <style:style style:name="ce49" style:family="table-cell" style:parent-style-name="Default" style:data-style-name="N100">
      <style:table-cell-properties fo:background-color="#f5c9c9"/>
      <style:text-properties style:use-window-font-color="true"/>
    </style:style>
    <style:style style:name="ce5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1" style:family="table-cell" style:parent-style-name="Default" style:data-style-name="N100">
      <style:table-cell-properties fo:background-color="#fe7f00"/>
    </style:style>
    <style:style style:name="ce58" style:family="table-cell" style:parent-style-name="Default" style:data-style-name="N100">
      <style:text-properties fo:font-size="8pt" style:font-size-asian="8pt" style:font-size-complex="8pt"/>
    </style:style>
    <style:style style:name="ce59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2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6" table:default-cell-style-name="ce20"/>
        <table:table-column table:style-name="co10" table:default-cell-style-name="ce20"/>
        <table:table-column table:style-name="co12" table:default-cell-style-name="ce20"/>
        <table:table-column table:style-name="co13" table:default-cell-style-name="ce20"/>
        <table:table-column table:style-name="co2" table:number-columns-repeated="2" table:default-cell-style-name="ce20"/>
        <table:table-column table:style-name="co10" table:default-cell-style-name="ce20"/>
        <table:table-column table:style-name="co9" table:default-cell-style-name="ce20"/>
        <table:table-column table:style-name="co13" table:default-cell-style-name="ce20"/>
        <table:table-column table:style-name="co10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6" table:default-cell-style-name="ce20"/>
        <table:table-column table:style-name="co10" table:default-cell-style-name="ce20"/>
        <table:table-column table:style-name="co18" table:default-cell-style-name="ce20"/>
        <table:table-column table:style-name="co19" table:number-columns-repeated="2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1" table:number-columns-repeated="3" table:default-cell-style-name="ce20"/>
        <table:table-column table:style-name="co23" table:default-cell-style-name="ce20"/>
        <table:table-column table:style-name="co21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6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/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37526.56</text:p>
          </table:table-cell>
          <table:table-cell table:style-name="ce31" office:value-type="string" calcext:value-type="string">
            <text:p>+897</text:p>
          </table:table-cell>
          <table:table-cell table:style-name="ce31" office:value-type="string" calcext:value-type="string">
            <text:p>+8430</text:p>
          </table:table-cell>
          <table:table-cell table:number-columns-repeated="2"/>
          <table:table-cell table:style-name="ce31" office:value-type="string" calcext:value-type="string">
            <text:p>+46854</text:p>
          </table:table-cell>
          <table:table-cell table:style-name="ce31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2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2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2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1992.44</text:p>
          </table:table-cell>
          <table:table-cell table:style-name="ce31" office:value-type="string" calcext:value-type="string">
            <text:p>+6435</text:p>
          </table:table-cell>
          <table:table-cell table:style-name="ce31" office:value-type="string" calcext:value-type="string">
            <text:p>+4007</text:p>
          </table:table-cell>
          <table:table-cell table:number-columns-repeated="2"/>
          <table:table-cell table:style-name="ce31" office:value-type="string" calcext:value-type="string">
            <text:p>+12434</text:p>
          </table:table-cell>
          <table:table-cell table:style-name="ce3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2" office:value-type="string" calcext:value-type="string">
            <text:p>-876 </text:p>
          </table:table-cell>
          <table:table-cell table:style-name="ce32" office:value-type="string" calcext:value-type="string">
            <text:p>-1884.43</text:p>
          </table:table-cell>
          <table:table-cell table:style-name="ce3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1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1376.02</text:p>
          </table:table-cell>
          <table:table-cell table:style-name="ce31" office:value-type="string" calcext:value-type="string">
            <text:p>+4053</text:p>
          </table:table-cell>
          <table:table-cell table:style-name="ce31" office:value-type="string" calcext:value-type="string">
            <text:p>+17515</text:p>
          </table:table-cell>
          <table:table-cell table:number-columns-repeated="2"/>
          <table:table-cell table:style-name="ce31" office:value-type="string" calcext:value-type="string">
            <text:p>+10192</text:p>
          </table:table-cell>
          <table:table-cell table:style-name="ce31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2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9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9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9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2" office:value-type="string" calcext:value-type="string">
            <text:p>-301.55 </text:p>
          </table:table-cell>
          <table:table-cell table:number-columns-repeated="5"/>
          <table:table-cell table:style-name="ce32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2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2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2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1" office:value-type="string" calcext:value-type="string">
            <text:p>+1078 </text:p>
          </table:table-cell>
          <table:table-cell table:style-name="ce31" office:value-type="string" calcext:value-type="string">
            <text:p>+1055</text:p>
          </table:table-cell>
          <table:table-cell table:number-columns-repeated="2"/>
          <table:table-cell table:style-name="ce31" office:value-type="string" calcext:value-type="string">
            <text:p>+2889</text:p>
          </table:table-cell>
          <table:table-cell table:style-name="ce32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94618</text:p>
          </table:table-cell>
          <table:table-cell table:style-name="ce39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39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9" office:value-type="string" calcext:value-type="string">
            <text:p>294946</text:p>
          </table:table-cell>
          <table:table-cell table:style-name="ce39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1" office:value-type="string" calcext:value-type="string">
            <text:p>+124099</text:p>
          </table:table-cell>
          <table:table-cell table:style-name="ce31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1" office:value-type="string" calcext:value-type="string">
            <text:p>+161051</text:p>
          </table:table-cell>
          <table:table-cell table:style-name="ce31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1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9" office:value-type="string" calcext:value-type="string">
            <text:p>296941</text:p>
          </table:table-cell>
          <table:table-cell table:style-name="ce39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9" office:value-type="string" calcext:value-type="string">
            <text:p>297011</text:p>
          </table:table-cell>
          <table:table-cell table:style-name="ce39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9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2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2" office:value-type="string" calcext:value-type="string">
            <text:p>-623</text:p>
          </table:table-cell>
          <table:table-cell table:style-name="ce32" office:value-type="string" calcext:value-type="string">
            <text:p>-960.85</text:p>
          </table:table-cell>
          <table:table-cell table:style-name="ce32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45551.52</text:p>
          </table:table-cell>
          <table:table-cell table:style-name="ce31" office:value-type="string" calcext:value-type="string">
            <text:p>+338</text:p>
          </table:table-cell>
          <table:table-cell table:style-name="ce31" office:value-type="string" calcext:value-type="string">
            <text:p>+17902</text:p>
          </table:table-cell>
          <table:table-cell table:number-columns-repeated="2"/>
          <table:table-cell table:style-name="ce31" office:value-type="string" calcext:value-type="string">
            <text:p>+63548</text:p>
          </table:table-cell>
          <table:table-cell table:style-name="ce31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3" office:value-type="string" calcext:value-type="string">
            <text:p>307444</text:p>
          </table:table-cell>
          <table:table-cell table:style-name="ce4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 table:number-columns-repeated="28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 table:number-rows-repeated="10482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4" table:default-cell-style-name="ce20"/>
        <table:table-column table:style-name="co11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5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35" table:default-cell-style-name="ce20"/>
        <table:table-column table:style-name="co39" table:default-cell-style-name="ce20"/>
        <table:table-column table:style-name="co42" table:default-cell-style-name="ce20"/>
        <table:table-column table:style-name="co35" table:default-cell-style-name="ce20"/>
        <table:table-column table:style-name="co5" table:default-cell-style-name="ce20"/>
        <table:table-column table:style-name="co43" table:default-cell-style-name="ce20"/>
        <table:table-column table:style-name="co44" table:default-cell-style-name="ce20"/>
        <table:table-column table:style-name="co28" table:default-cell-style-name="ce20"/>
        <table:table-column table:style-name="co35" table:default-cell-style-name="ce20"/>
        <table:table-column table:style-name="co45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9" table:default-cell-style-name="ce20"/>
        <table:table-column table:style-name="co51" table:default-cell-style-name="ce20"/>
        <table:table-column table:style-name="co46" table:default-cell-style-name="ce20"/>
        <table:table-column table:style-name="co52" table:default-cell-style-name="ce20"/>
        <table:table-column table:style-name="co21" table:number-columns-repeated="984" table:default-cell-style-name="ce20"/>
        <table:table-column table:style-name="co2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6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30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5" table:number-columns-repeated="2"/>
          <table:table-cell table:style-name="ce22"/>
          <table:table-cell table:style-name="ce40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9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1" office:value-type="string" calcext:value-type="string">
            <text:p>+1331</text:p>
          </table:table-cell>
          <table:table-cell table:style-name="ce31" office:value-type="string" calcext:value-type="string">
            <text:p>+7801</text:p>
          </table:table-cell>
          <table:table-cell table:style-name="ce31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1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57.61 </text:p>
          </table:table-cell>
          <table:table-cell table:style-name="ce31" office:value-type="string" calcext:value-type="string">
            <text:p>+10479</text:p>
          </table:table-cell>
          <table:table-cell table:style-name="ce31" office:value-type="string" calcext:value-type="string">
            <text:p>+4455</text:p>
          </table:table-cell>
          <table:table-cell table:number-columns-repeated="2"/>
          <table:table-cell table:style-name="ce31" office:value-type="string" calcext:value-type="string">
            <text:p>+15392</text:p>
          </table:table-cell>
          <table:table-cell table:style-name="ce31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860.22</text:p>
          </table:table-cell>
          <table:table-cell table:style-name="ce31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1" office:value-type="string" calcext:value-type="string">
            <text:p>+7533</text:p>
          </table:table-cell>
          <table:table-cell table:style-name="ce31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7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1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1" office:value-type="string" calcext:value-type="string">
            <text:p>+18096</text:p>
          </table:table-cell>
          <table:table-cell table:style-name="ce31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8"/>
        </table:table-row>
        <table:table-row table:style-name="ro1">
          <table:table-cell table:style-name="ce25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36952</text:p>
          </table:table-cell>
          <table:table-cell table:style-name="ce31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0"/>
        <table:table-column table:style-name="co54" table:default-cell-style-name="ce20"/>
        <table:table-column table:style-name="co55" table:default-cell-style-name="ce20"/>
        <table:table-column table:style-name="co56" table:default-cell-style-name="ce20"/>
        <table:table-column table:style-name="co34" table:default-cell-style-name="ce20"/>
        <table:table-column table:style-name="co57" table:default-cell-style-name="ce20"/>
        <table:table-column table:style-name="co28" table:default-cell-style-name="ce20"/>
        <table:table-column table:style-name="co30" table:default-cell-style-name="ce20"/>
        <table:table-column table:style-name="co57" table:default-cell-style-name="ce20"/>
        <table:table-column table:style-name="co36" table:default-cell-style-name="ce20"/>
        <table:table-column table:style-name="co27" table:default-cell-style-name="ce20"/>
        <table:table-column table:style-name="co56" table:default-cell-style-name="ce20"/>
        <table:table-column table:style-name="co35" table:default-cell-style-name="ce20"/>
        <table:table-column table:style-name="co41" table:default-cell-style-name="ce20"/>
        <table:table-column table:style-name="co57" table:default-cell-style-name="ce20"/>
        <table:table-column table:style-name="co35" table:default-cell-style-name="ce20"/>
        <table:table-column table:style-name="co38" table:default-cell-style-name="ce20"/>
        <table:table-column table:style-name="co58" table:default-cell-style-name="ce20"/>
        <table:table-column table:style-name="co36" table:default-cell-style-name="ce20"/>
        <table:table-column table:style-name="co54" table:default-cell-style-name="ce20"/>
        <table:table-column table:style-name="co59" table:default-cell-style-name="ce20"/>
        <table:table-column table:style-name="co60" table:default-cell-style-name="ce20"/>
        <table:table-column table:style-name="co11" table:default-cell-style-name="ce20"/>
        <table:table-column table:style-name="co35" table:default-cell-style-name="ce20"/>
        <table:table-column table:style-name="co11" table:default-cell-style-name="ce20"/>
        <table:table-column table:style-name="co35" table:default-cell-style-name="ce20"/>
        <table:table-column table:style-name="co28" table:default-cell-style-name="ce20"/>
        <table:table-column table:style-name="co61" table:default-cell-style-name="ce20"/>
        <table:table-column table:style-name="co28" table:default-cell-style-name="ce20"/>
        <table:table-column table:style-name="co62" table:default-cell-style-name="ce20"/>
        <table:table-column table:style-name="co63" table:default-cell-style-name="ce20"/>
        <table:table-column table:style-name="co35" table:default-cell-style-name="ce20"/>
        <table:table-column table:style-name="co48" table:default-cell-style-name="ce20"/>
        <table:table-column table:style-name="co64" table:default-cell-style-name="ce20"/>
        <table:table-column table:style-name="co45" table:default-cell-style-name="ce20"/>
        <table:table-column table:style-name="co65" table:default-cell-style-name="ce20"/>
        <table:table-column table:style-name="co66" table:default-cell-style-name="ce20"/>
        <table:table-column table:style-name="co67" table:default-cell-style-name="ce20"/>
        <table:table-column table:style-name="co49" table:default-cell-style-name="ce20"/>
        <table:table-column table:style-name="co68" table:default-cell-style-name="ce20"/>
        <table:table-column table:style-name="co69" table:default-cell-style-name="ce20"/>
        <table:table-column table:style-name="co68" table:default-cell-style-name="ce20"/>
        <table:table-column table:style-name="co70" table:default-cell-style-name="ce20"/>
        <table:table-column table:style-name="co45" table:default-cell-style-name="ce20"/>
        <table:table-column table:style-name="co71" table:default-cell-style-name="ce20"/>
        <table:table-column table:style-name="co35" table:number-columns-repeated="2" table:default-cell-style-name="ce20"/>
        <table:table-column table:style-name="co21" table:number-columns-repeated="976" table:default-cell-style-name="ce20"/>
        <table:table-column table:style-name="co2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Э и р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1" office:value-type="string" calcext:value-type="string">
            <text:p>+6580</text:p>
          </table:table-cell>
          <table:table-cell table:number-columns-repeated="3"/>
          <table:table-cell table:style-name="ce31" office:value-type="string" calcext:value-type="string">
            <text:p>+3793</text:p>
          </table:table-cell>
          <table:table-cell table:style-name="ce31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/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6275 </text:p>
          </table:table-cell>
          <table:table-cell table:number-columns-repeated="3"/>
          <table:table-cell table:style-name="ce31" office:value-type="string" calcext:value-type="string">
            <text:p>+12974</text:p>
          </table:table-cell>
          <table:table-cell table:style-name="ce31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/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Годовой отчёт за 1 год с ноября до ноября</text:p>
          </table:table-cell>
          <table:table-cell table:style-name="ce2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1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1" office:value-type="string" calcext:value-type="string">
            <text:p>+3972</text:p>
          </table:table-cell>
          <table:table-cell table:number-columns-repeated="2"/>
          <table:table-cell table:style-name="ce31" office:value-type="string" calcext:value-type="string">
            <text:p>+4687</text:p>
          </table:table-cell>
          <table:table-cell table:style-name="ce31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9" office:value-type="string" calcext:value-type="string">
            <text:p>-808 </text:p>
          </table:table-cell>
          <table:table-cell table:style-name="ce49" office:value-type="string" calcext:value-type="string">
            <text:p>-1418.92</text:p>
          </table:table-cell>
          <table:table-cell table:style-name="ce4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Э и р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1" office:value-type="string" calcext:value-type="string">
            <text:p>+18499</text:p>
          </table:table-cell>
          <table:table-cell table:style-name="ce31" office:value-type="string" calcext:value-type="string">
            <text:p>+7710</text:p>
          </table:table-cell>
          <table:table-cell table:style-name="ce31" office:value-type="string" calcext:value-type="string">
            <text:p>+1610 </text:p>
          </table:table-cell>
          <table:table-cell table:number-columns-repeated="3"/>
          <table:table-cell table:style-name="ce3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1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Э и р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2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0"/>
        <table:table-column table:style-name="co73" table:default-cell-style-name="ce20"/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73" table:default-cell-style-name="ce20"/>
        <table:table-column table:style-name="co80" table:default-cell-style-name="ce20"/>
        <table:table-column table:style-name="co81" table:number-columns-repeated="2" table:default-cell-style-name="ce20"/>
        <table:table-column table:style-name="co28" table:default-cell-style-name="ce20"/>
        <table:table-column table:style-name="co73" table:default-cell-style-name="ce20"/>
        <table:table-column table:style-name="co81" table:default-cell-style-name="ce20"/>
        <table:table-column table:style-name="co27" table:default-cell-style-name="ce20"/>
        <table:table-column table:style-name="co82" table:default-cell-style-name="ce20"/>
        <table:table-column table:style-name="co83" table:default-cell-style-name="ce20"/>
        <table:table-column table:style-name="co76" table:default-cell-style-name="ce20"/>
        <table:table-column table:style-name="co74" table:default-cell-style-name="ce20"/>
        <table:table-column table:style-name="co82" table:default-cell-style-name="ce20"/>
        <table:table-column table:style-name="co84" table:default-cell-style-name="ce20"/>
        <table:table-column table:style-name="co85" table:default-cell-style-name="ce20"/>
        <table:table-column table:style-name="co82" table:default-cell-style-name="ce20"/>
        <table:table-column table:style-name="co86" table:default-cell-style-name="ce20"/>
        <table:table-column table:style-name="co87" table:default-cell-style-name="ce20"/>
        <table:table-column table:style-name="co88" table:default-cell-style-name="ce20"/>
        <table:table-column table:style-name="co89" table:default-cell-style-name="ce20"/>
        <table:table-column table:style-name="co82" table:default-cell-style-name="ce20"/>
        <table:table-column table:style-name="co90" table:default-cell-style-name="ce20"/>
        <table:table-column table:style-name="co91" table:number-columns-repeated="2" table:default-cell-style-name="ce20"/>
        <table:table-column table:style-name="co92" table:default-cell-style-name="ce20"/>
        <table:table-column table:style-name="co93" table:default-cell-style-name="ce20"/>
        <table:table-column table:style-name="co75" table:default-cell-style-name="ce20"/>
        <table:table-column table:style-name="co94" table:default-cell-style-name="ce20"/>
        <table:table-column table:style-name="co95" table:default-cell-style-name="ce20"/>
        <table:table-column table:style-name="co96" table:default-cell-style-name="ce20"/>
        <table:table-column table:style-name="co82" table:number-columns-repeated="2" table:default-cell-style-name="ce20"/>
        <table:table-column table:style-name="co96" table:default-cell-style-name="ce20"/>
        <table:table-column table:style-name="co84" table:default-cell-style-name="ce20"/>
        <table:table-column table:style-name="co77" table:default-cell-style-name="ce20"/>
        <table:table-column table:style-name="co86" table:default-cell-style-name="ce20"/>
        <table:table-column table:style-name="co21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number-columns-repeated="2" table:style-name="ce51" office:value-type="string" calcext:value-type="string">
            <text:p>расх б</text:p>
          </table:table-cell>
          <table:table-cell table:style-name="ce51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0"/>
        <table:table-column table:style-name="co98" table:default-cell-style-name="ce20"/>
        <table:table-column table:style-name="co99" table:default-cell-style-name="ce20"/>
        <table:table-column table:style-name="co21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0"/>
        <table:table-column table:style-name="co101" table:default-cell-style-name="ce20"/>
        <table:table-column table:style-name="co47" table:default-cell-style-name="ce20"/>
        <table:table-column table:style-name="co102" table:default-cell-style-name="ce20"/>
        <table:table-column table:style-name="co21" table:number-columns-repeated="1020" table:default-cell-style-name="ce20"/>
        <table:table-row table:style-name="ro5">
          <table:table-cell table:style-name="ce5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2022.12.28</text:p>
          </table:table-cell>
          <table:table-cell table:style-name="ce59" office:value-type="string" calcext:value-type="string">
            <text:p>InvestFuture Generation IF. Аня и Макс: в поисках профессии мечты</text:p>
          </table:table-cell>
          <table:table-cell table:style-name="ce59" office:value-type="string" calcext:value-type="string">
            <text:p>2022.12.29</text:p>
          </table:table-cell>
          <table:table-cell table:style-name="ce59" office:value-type="string" calcext:value-type="string">
            <text:p>393-393</text:p>
          </table:table-cell>
          <table:table-cell table:style-name="ce59" office:value-type="string" calcext:value-type="string">
            <text:p>0</text:p>
          </table:table-cell>
          <table:table-cell table:style-name="ce5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.00.0000</text:date>, <text:time style:data-style-name="N2" text:time-value="07:51:11.35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03T07:55:09.741000000</dc:date>
    <meta:editing-duration>P9DT2H45M11S</meta:editing-duration>
    <meta:editing-cycles>4000</meta:editing-cycles>
    <meta:document-statistic meta:table-count="6" meta:cell-count="11055" meta:object-count="0"/>
    <meta:user-defined meta:name="qrichtext">1</meta:user-defined>
  </office:meta>
</office:document-meta>
</file>